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ospace" officeooo:paragraph-rsid="0028ddde"/>
    </style:style>
    <style:style style:name="P2" style:family="paragraph" style:parent-style-name="Standard">
      <style:paragraph-properties fo:text-align="start" style:justify-single-word="false"/>
      <style:text-properties style:font-name="monospace" officeooo:paragraph-rsid="002139f7"/>
    </style:style>
    <style:style style:name="P3" style:family="paragraph" style:parent-style-name="Standard">
      <style:paragraph-properties fo:text-align="start" style:justify-single-word="false"/>
      <style:text-properties style:font-name="monospace" officeooo:paragraph-rsid="0034d4c6"/>
    </style:style>
    <style:style style:name="P4" style:family="paragraph" style:parent-style-name="Standard">
      <style:paragraph-properties fo:text-align="start" style:justify-single-word="false"/>
      <style:text-properties style:font-name="monospace" officeooo:paragraph-rsid="00375f95"/>
    </style:style>
    <style:style style:name="P5" style:family="paragraph" style:parent-style-name="Standard">
      <style:paragraph-properties fo:text-align="start" style:justify-single-word="false"/>
      <style:text-properties style:font-name="monospace" officeooo:paragraph-rsid="0025887f"/>
    </style:style>
    <style:style style:name="P6" style:family="paragraph" style:parent-style-name="Standard">
      <style:paragraph-properties fo:text-align="center" style:justify-single-word="false"/>
      <style:text-properties style:font-name="monospace" officeooo:paragraph-rsid="0025887f"/>
    </style:style>
    <style:style style:name="P7" style:family="paragraph" style:parent-style-name="Standard">
      <style:paragraph-properties fo:text-align="start" style:justify-single-word="false"/>
      <style:text-properties style:font-name="monospace" fo:font-weight="normal" officeooo:rsid="002d2f50" officeooo:paragraph-rsid="002d2f5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ospace" officeooo:rsid="002f9e5a" officeooo:paragraph-rsid="002f9e5a"/>
    </style:style>
    <style:style style:name="P9" style:family="paragraph" style:parent-style-name="Standard">
      <style:paragraph-properties fo:text-align="start" style:justify-single-word="false"/>
      <style:text-properties style:font-name="monospace" officeooo:rsid="0034d4c6" officeooo:paragraph-rsid="0034d4c6"/>
    </style:style>
    <style:style style:name="P10" style:family="paragraph" style:parent-style-name="Standard">
      <style:paragraph-properties fo:text-align="start" style:justify-single-word="false"/>
      <style:text-properties style:font-name="monospace" officeooo:rsid="0035a497" officeooo:paragraph-rsid="0035a497"/>
    </style:style>
    <style:style style:name="P11" style:family="paragraph" style:parent-style-name="Standard">
      <style:paragraph-properties fo:text-align="start" style:justify-single-word="false"/>
      <style:text-properties style:font-name="monospace" officeooo:rsid="00375f95" officeooo:paragraph-rsid="00375f95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monospace" fo:font-size="14pt" fo:font-weight="bold" officeooo:rsid="002139f7" officeooo:paragraph-rsid="002139f7" fo:background-color="#ffffff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14pt" fo:font-weight="bold" officeooo:rsid="002f9e5a" fo:background-color="#ffffff" loext:char-shading-value="0" style:font-size-asian="14pt" style:font-weight-asian="bold" style:font-size-complex="14pt" style:font-weight-complex="bold"/>
    </style:style>
    <style:style style:name="T2" style:family="text">
      <style:text-properties fo:color="#000000" loext:opacity="100%" fo:font-size="14pt" fo:font-weight="bold" officeooo:rsid="0034d4c6" fo:background-color="#ffffff" loext:char-shading-value="0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font-weight="bold" officeooo:rsid="003dc522" fo:background-color="#ffffff" loext:char-shading-value="0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9e5a" style:font-weight-asian="bold" style:font-weight-complex="bold"/>
    </style:style>
    <style:style style:name="T6" style:family="text">
      <style:text-properties fo:font-weight="bold" officeooo:rsid="0034d4c6" style:font-weight-asian="bold" style:font-weight-complex="bold"/>
    </style:style>
    <style:style style:name="T7" style:family="text">
      <style:text-properties fo:font-weight="bold" officeooo:rsid="0035a497" style:font-weight-asian="bold" style:font-weight-complex="bold"/>
    </style:style>
    <style:style style:name="T8" style:family="text">
      <style:text-properties fo:font-weight="bold" officeooo:rsid="00375f95" style:font-weight-asian="bold" style:font-weight-complex="bold"/>
    </style:style>
    <style:style style:name="T9" style:family="text">
      <style:text-properties fo:font-weight="bold" officeooo:rsid="003dc522" style:font-weight-asian="bold" style:font-weight-complex="bold"/>
    </style:style>
    <style:style style:name="T10" style:family="text">
      <style:text-properties officeooo:rsid="002139f7"/>
    </style:style>
    <style:style style:name="T11" style:family="text">
      <style:text-properties officeooo:rsid="0022b090"/>
    </style:style>
    <style:style style:name="T12" style:family="text">
      <style:text-properties officeooo:rsid="002f9e5a"/>
    </style:style>
    <style:style style:name="T13" style:family="text">
      <style:text-properties officeooo:rsid="0034d4c6"/>
    </style:style>
    <style:style style:name="T14" style:family="text">
      <style:text-properties officeooo:rsid="0035a497"/>
    </style:style>
    <style:style style:name="T15" style:family="text">
      <style:text-properties officeooo:rsid="00375f95"/>
    </style:style>
    <style:style style:name="T16" style:family="text">
      <style:text-properties officeooo:rsid="003dc5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ораторная работа <text:span text:style-name="T13">4</text:span></text:p>
      <text:p text:style-name="P6"><text:span text:style-name="T1">Работа с </text:span><text:span text:style-name="T2">массивами</text:span><text:span text:style-name="T1">, </text:span><text:span text:style-name="T2">многомерными массивами, </text:span><text:span text:style-name="T3">запись в файл и чтение из файла</text:span><text:span text:style-name="T1">.</text:span><text:line-break/><text:span text:style-name="T4">«</text:span><text:span text:style-name="T6">символьная картинка -ASCII-art</text:span><text:span text:style-name="T5">»</text:span><text:span text:style-name="T12">.</text:span></text:p>
      <text:p text:style-name="P1"><text:line-break/><text:span text:style-name="T13">Объявление массивов, выделение памяти для массива, - статическое и динамическое. Функции </text:span><text:span text:style-name="T6">malloc, calloc, free</text:span><text:span text:style-name="T9">, fgets, из string.h</text:span><text:span text:style-name="T13">. </text:span></text:p>
      <text:p text:style-name="P2"/>
      <text:p text:style-name="P8">Написать программу , считывающую из файла «<text:span text:style-name="T13">картинку» из символов,</text:span></text:p>
      <text:p text:style-name="P9"><text:span text:style-name="T14">с</text:span>остоящую из <text:span text:style-name="T4">m </text:span>строк по <text:span text:style-name="T4">n</text:span> символов в каждой <text:span text:style-name="T15">и выполняющую манипуляции над ней</text:span>.</text:p>
      <text:p text:style-name="P3">Реализовать функци<text:span text:style-name="T12">и:</text:span></text:p>
      <text:p text:style-name="P3"><text:span text:style-name="T6">void input(int i)</text:span><text:span text:style-name="T13"> для ввода «картинки» из файла в i-й массив</text:span><text:span text:style-name="T16">(+)</text:span><text:span text:style-name="T13">;</text:span></text:p>
      <text:p text:style-name="P3"><text:span text:style-name="T7">void output(int i)</text:span><text:span text:style-name="T14"> для вывода «картинки» с номером i</text:span><text:span text:style-name="T16">(+)</text:span><text:span text:style-name="T14">;</text:span></text:p>
      <text:p text:style-name="P10"><text:span text:style-name="T4">void clean (int i)</text:span> — для очистки картинки (заполнить пробелами);</text:p>
      <text:p text:style-name="P3"><text:span text:style-name="T7">void inverse( int i)</text:span><text:span text:style-name="T14"> </text:span>- <text:span text:style-name="T13">для инверсии картинки;</text:span></text:p>
      <text:p text:style-name="P3"><text:span text:style-name="T7">void rotate_r(int i)</text:span>- <text:span text:style-name="T13">для поворота картинки по часовой стрелке; </text:span></text:p>
      <text:p text:style-name="P4"><text:span text:style-name="T7">void rotate_l(int i)</text:span>- <text:span text:style-name="T13">для поворота против часовой стрелки;</text:span></text:p>
      <text:p text:style-name="P4"><text:span text:style-name="T6">void frame(int i; char c)</text:span>- <text:span text:style-name="T13">для создания рамки из символов </text:span><text:span text:style-name="T6">с</text:span><text:span text:style-name="T13">;</text:span></text:p>
      <text:p text:style-name="P3"><text:span text:style-name="T8">void dotting(int i)</text:span><text:span text:style-name="T15">- для заполнения пробелов в картинке точками:</text:span></text:p>
      <text:p text:style-name="P4"><text:span text:style-name="T7">void </text:span><text:span text:style-name="T8">save</text:span><text:span text:style-name="T7">(int i, </text:span><text:span text:style-name="T8">char *filename</text:span><text:span text:style-name="T7">)</text:span><text:span text:style-name="T14"> для сохранения «картинки» с номером i в файл с именем </text:span><text:span text:style-name="T7">filename</text:span><text:span text:style-name="T14">;</text:span></text:p>
      <text:p text:style-name="P5"><text:line-break/>Промежуточн<text:span text:style-name="T10">ая</text:span> задач<text:span text:style-name="T10">а 1 </text:span>— <text:span text:style-name="T15">определение размера картинки при чтении из файла, выделение памяти для хранения картинки</text:span><text:span text:style-name="T16">(+-)</text:span><text:span text:style-name="T15">.</text:span></text:p>
      <text:p text:style-name="P11">Промежуточная задача 2 — изменение размера картинки в функциях <text:span text:style-name="T4">rotate_r, rotate_l, frame</text:span>.</text:p>
      <text:p text:style-name="P11"/>
      <text:p text:style-name="P7"><text:span text:style-name="T11">Д</text:span>ополнительные задания: <text:span text:style-name="T15">реализовать диалоговый интерфейс для интерактивной работы с картинками.</text:span></text:p>
      <text:p text:style-name="P7"/>
      <text:p text:style-name="P7"><text:s/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0T16:06:42.290675904</meta:creation-date>
    <meta:generator>LibreOffice/7.4.7.2$Linux_X86_64 LibreOffice_project/40$Build-2</meta:generator>
    <dc:date>2024-03-30T09:44:37.266309453</dc:date>
    <meta:editing-duration>PT3H1M34S</meta:editing-duration>
    <meta:editing-cycles>13</meta:editing-cycles>
    <meta:document-statistic meta:table-count="0" meta:image-count="0" meta:object-count="0" meta:page-count="1" meta:paragraph-count="19" meta:word-count="186" meta:character-count="1301" meta:non-whitespace-character-count="1125"/>
  </office:meta>
</office:document-meta>
</file>